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9pt" svg:height="338.09pt" svg:x="515.88pt" svg:y="140.03pt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n</text:p>
          </table:table-cell>
          <table:table-cell table:style-name="Default" office:value-type="string" calcext:value-type="string">
            <text:p>Time for LC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257492065429687" calcext:value-type="float">
            <text:p>2.57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185966491699219" calcext:value-type="float">
            <text:p>1.86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35898590087891" calcext:value-type="float">
            <text:p>1.36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57356262207031" calcext:value-type="float">
            <text:p>1.57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05039978027344" calcext:value-type="float">
            <text:p>2.0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171661376953125" calcext:value-type="float">
            <text:p>1.72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200271606445312" calcext:value-type="float">
            <text:p>2.00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214576721191406" calcext:value-type="float">
            <text:p>2.15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57356262207031" calcext:value-type="float">
            <text:p>1.57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178813934326172" calcext:value-type="float">
            <text:p>1.79E-0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0102043151855469" calcext:value-type="float">
            <text:p>0.0001020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786781311035156" calcext:value-type="float">
            <text:p>7.87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865459442138672" calcext:value-type="float">
            <text:p>8.6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0108480453491211" calcext:value-type="float">
            <text:p>0.00010848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01220703125" calcext:value-type="float">
            <text:p>0.00012207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0105857849121094" calcext:value-type="float">
            <text:p>0.00010585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0117063522338867" calcext:value-type="float">
            <text:p>0.00011706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874996185302734" calcext:value-type="float">
            <text:p>8.7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972747802734375" calcext:value-type="float">
            <text:p>9.73E-0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n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0154495239257813" calcext:value-type="float">
            <text:p>0.0001544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0136852264404297" calcext:value-type="float">
            <text:p>0.0001368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958442687988281" calcext:value-type="float">
            <text:p>9.58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872611999511719" calcext:value-type="float">
            <text:p>8.73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0108718872070313" calcext:value-type="float">
            <text:p>0.0001087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951290130615234" calcext:value-type="float">
            <text:p>9.51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0105142593383789" calcext:value-type="float">
            <text:p>0.0001051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0116109848022461" calcext:value-type="float">
            <text:p>0.0001161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867843627929688" calcext:value-type="float">
            <text:p>8.68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014042854309082" calcext:value-type="float">
            <text:p>0.0001404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1:41:34.220757267</meta:creation-date>
    <dc:date>2018-05-27T23:33:34.910465851</dc:date>
    <meta:editing-duration>PT49M31S</meta:editing-duration>
    <meta:editing-cycles>2</meta:editing-cycles>
    <meta:generator>LibreOffice/5.1.6.2$Linux_X86_64 LibreOffice_project/1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74cm" svg:height="11.928cm" xlink:href=".." xlink:type="simple" chart:class="chart:scatter" chart:style-name="ch1">
        <chart:title svg:x="6.818cm" svg:y="0.374cm" chart:style-name="ch2">
          <text:p>Graph for LCS Time Complexity</text:p>
        </chart:title>
        <chart:legend chart:legend-position="end" svg:x="16.719cm" svg:y="5.665cm" style:legend-expansion="high" chart:style-name="ch3"/>
        <chart:plot-area chart:style-name="ch4" table:cell-range-address="Sheet1.A1:Sheet1.B11" chart:data-source-has-labels="row" svg:x="1.412cm" svg:y="1.391cm" svg:width="14.906cm" svg:height="9.318cm">
          <chartooo:coordinate-region svg:x="3.145cm" svg:y="1.59cm" svg:width="12.985cm" svg:height="8.472cm"/>
          <chart:axis chart:dimension="x" chart:name="primary-x" chart:style-name="ch5">
            <chart:title svg:x="8.517cm" svg:y="10.947cm" chart:style-name="ch6">
              <text:p>m*n</text:p>
            </chart:title>
          </chart:axis>
          <chart:axis chart:dimension="y" chart:name="primary-y" chart:style-name="ch7">
            <chart:title svg:x="0.451cm" svg:y="6.927cm" chart:style-name="ch8">
              <text:p>Time (secs)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for LC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A2:Sheet1.A11</svg:desc>
                </draw:g>
              </table:table-cell>
              <table:table-cell office:value-type="float" office:value="0.0000257492065429687">
                <text:p>0.000025749206542968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000157356262207031">
                <text:p>0.000015735626220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.0000157356262207031">
                <text:p>0.0000157356262207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0000178813934326172">
                <text:p>0.000017881393432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